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7.55pt"/>
    </style:style>
    <style:style style:name="co2" style:family="table-column">
      <style:table-column-properties fo:break-before="auto" style:column-width="31.89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800.7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transparent"/>
      <style:text-properties style:use-window-font-color="true" style:text-line-through-style="none" style:text-line-through-type="none"/>
    </style:style>
    <style:style style:name="ce13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oo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mp nam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endor</text:p>
          </table:table-cell>
          <table:table-cell table:style-name="ce2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7.5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7.5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C4, C5, C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otprints:C_rect_smd_combo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, C11, C1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, C14, C1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Zener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581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20V 1A Schottky Barrier Rectifier Diode, DO-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J2, J6, J7, J9, J8,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,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wo-row pin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, J10,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, JP2,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Jumper_2_Bridged</text:p>
          </table:table-cell>
          <table:table-cell office:value-type="string" calcext:value-type="string">
            <text:p>footprints:SolderDipJumper2alt</text:p>
          </table:table-cell>
          <table:table-cell office:value-type="string" calcext:value-type="string">
            <text:p>Jumper, 2-pole, closed/brid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3,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Conn_01x04_Male</text:p>
          </table:table-cell>
          <table:table-cell office:value-type="string" calcext:value-type="string">
            <text:p>footprints:SolderDipJumper4alt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One-row pin header</text:p>
          </table:table-cell>
          <table:table-cell table:style-name="ce12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Q3, Q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32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8A Ic, 45V Vce, PNP Transistor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-Q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C55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A Ic, 45V Vce, PNP Small Signal Transistor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7-Q21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A Ic, 45V Vce, Small Signal NPN Transistor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9, Q2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2A Id, 200V Vds, N-Channel MOSFET, 2.6V Logic Level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 R46, R22, R50, R47, R51, R70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, R9, R11, R44, R41, R37, R36, R60, R61, R38, R48, R45, R49, R62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, R23, R24, R33, R14, R6, R4, R3, R66, R15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7, R35,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0, R29, R28, R31, 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2,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3, R42, R6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Trimmable resistor (preset resisto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, R40, R16, R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_Variable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Variable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3, R5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7, R58, R39, R1, R59, R72, R2, R19, R18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5, R64, R6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_Variable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Variable resis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Trimmable resistor (preset resisto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Trimmable resistor (preset resisto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07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Quad Low-Noise JFET-Input Operational Amplifiers, DIP-14/SOIC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4822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2-Channel 12-Bit D/A Converters with SPI Interface and Internal Reference (2.048V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2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Low-Power, Quad-Operational Amplifiers, DIP-14/SOIC-14/SSOP-1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00:20:25.33904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7T00:21:19.855483462</dc:date>
    <meta:editing-duration>PT27M</meta:editing-duration>
    <meta:editing-cycles>5</meta:editing-cycles>
    <meta:generator>LibreOffice/6.3.2.2$Linux_X86_64 LibreOffice_project/30$Build-2</meta:generator>
    <meta:document-statistic meta:table-count="1" meta:cell-count="263" meta:object-count="0"/>
  </office:meta>
</office:document-meta>
</file>